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monospace"/>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Harilik" style:font-family-generic="roman" style:font-pitch="variable"/>
    <style:font-face style:name="Arial" svg:font-family="Arial" style:font-family-generic="swiss" style:font-pitch="variable"/>
    <style:font-face style:name="Arial1" svg:font-family="Arial" style:font-adornments="Harili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fo:language="en" fo:country="US"/>
    </style:style>
    <style:style style:name="P2" style:family="paragraph" style:parent-style-name="Text_20_body">
      <style:paragraph-properties fo:line-height="150%" fo:text-align="justify" style:justify-single-word="false"/>
    </style:style>
    <style:style style:name="P3" style:family="paragraph" style:parent-style-name="Heading_20_2">
      <style:paragraph-properties fo:line-height="150%"/>
    </style:style>
    <style:style style:name="P4" style:family="paragraph" style:parent-style-name="Heading_20_1">
      <style:paragraph-properties fo:line-height="150%"/>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h text:style-name="P4" text:outline-level="1">Schema.org</text:h>
      <text:h text:style-name="P3" text:outline-level="2">Introduction</text:h>
      <text:p text:style-name="P2">Schema.org is a joint operation by three companies behind major search engines, Google, Inc., Yahoo, Inc., and Microsoft Corporation. It was created in the spirit of sitemaps.org, a similar cooperation between search engine companies to create XML sitemap protocol that all search engines would recognize. Schema.org defines a single schema that all major search engines use and understand, this [<text:a xlink:type="simple" xlink:href="http://www.schema.org/docs/faq.html">http://www.schema.org/docs/faq.html</text:a> ].</text:p>
      <text:p text:style-name="P2">It provides ontology for information on websites. This allows applications, like search engines, that are familiar with the schema to understand what is the information on the website. For example the word "Avatar" might refer to a movie or a profile picture.</text:p>
      <text:h text:style-name="P3" text:outline-level="2">Details</text:h>
      <text:p text:style-name="P1">Schema.org provides selection of commonly used types on web in a hierarchy. All types are children of type <text:span text:style-name="T4">Thing</text:span><text:span text:style-name="T5">, the most generic type of item. It has properties </text:span><text:span text:style-name="T4">additionalType</text:span><text:span text:style-name="T5">, </text:span><text:span text:style-name="T4">description</text:span><text:span text:style-name="T5">, </text:span><text:span text:style-name="T4">image</text:span><text:span text:style-name="T5">, </text:span><text:span text:style-name="T4">name</text:span><text:span text:style-name="T5"> and </text:span><text:span text:style-name="T4">url</text:span><text:span text:style-name="T5">. It is extended by types </text:span><text:span text:style-name="T4">CreativeWork</text:span><text:span text:style-name="T5">, </text:span><text:span text:style-name="T4">Event</text:span><text:span text:style-name="T5">, </text:span><text:span text:style-name="T4">Intangible</text:span><text:span text:style-name="T5">, </text:span><text:span text:style-name="T4">MedicalEntity</text:span><text:span text:style-name="T5">, </text:span><text:span text:style-name="T4">Organization</text:span><text:span text:style-name="T5">, </text:span><text:span text:style-name="T4">Person</text:span><text:span text:style-name="T5">, </text:span><text:span text:style-name="T4">Place</text:span><text:span text:style-name="T5"> and </text:span><text:span text:style-name="T4">Product</text:span><text:span text:style-name="T5">. All these types add new more specific properties and are extended further.</text:span></text:p>
      <text:p text:style-name="P2"><text:span text:style-name="T1">In situations where schema.org does not provide necessary vocabulary it is allowed to extend it [</text:span><text:a xlink:type="simple" xlink:href="http://www.schema.org/docs/extension.html">http://www.schema.org/docs/extension.html</text:a><text:span text:style-name="T1">]. Users may extend existing schemas with a slash character, this allows existing applications to at least partially understand the type even though they are not familiar with the extension. For example type </text:span><text:span text:style-name="T2">Person</text:span><text:span text:style-name="T1"> could be extended with type </text:span><text:span text:style-name="T2">Engineer</text:span><text:span text:style-name="T1"> by using the slash character, it would become </text:span><text:span text:style-name="T2">Person/Engineer</text:span><text:span text:style-name="T1">. If no existing schema is related to extension then it is also allowed to create new schemas. Extensions can be proposed for inclusion in schema.org vocabluary, but this process is controlled by the companies that created this schema. [</text:span><text:a xlink:type="simple" xlink:href="http://www.w3.org/wiki/WebSchemas/SchemaDotOrgProposals">http://www.w3.org/wiki/WebSchemas/SchemaDotOrgProposals</text:a><text:span text:style-name="T1"> ]. </text:span></text:p>
      <text:p text:style-name="P2"><text:span text:style-name="T1">For markup schema.org uses Microdata. Microdata is HTML5 specification for embedding semantics into existing HTML documents. It defines </text:span><text:span text:style-name="T2">itemscope </text:span><text:span text:style-name="T3">attribute</text:span><text:span text:style-name="T1"> on HTML elements for <text:s/>marking up item. Attribute <text:s/></text:span><text:span text:style-name="T2">itemprop</text:span><text:span text:style-name="T3"> is defined for adding properties to <text:s/>defined item. Attribute </text:span><text:span text:style-name="T2">itemtype</text:span><text:span text:style-name="T3"> is used to give context to item and it's properties, it's value is an URL to entry in vocabulary. Attribute </text:span><text:span text:style-name="T2">itemid</text:span><text:span text:style-name="T3"> is meant to give item's global identifier, for example book's ISBN. </text:span><text:span text:style-name="T1">[</text:span><text:a xlink:type="simple" xlink:href="http://www.whatwg.org/specs/web-apps/current-work/multipage/microdata.html#microdata">http://www.whatwg.org/specs/web-apps/current-</text:a><text:soft-page-break/><text:a xlink:type="simple" xlink:href="http://www.whatwg.org/specs/web-apps/current-work/multipage/microdata.html#microdata">work/multipage/microdata.html#microdata</text:a><text:span text:style-name="T1">].</text:span></text:p>
      <text:h text:style-name="P3" text:outline-level="2">Shortcomings</text:h>
      <text:p text:style-name="P2"><text:span text:style-name="T1">Schema.org is not a truly open standard. Sponsors of schema.org, Google, Yahoo and Microsoft, cooperate with W3C WebSchemas task force to get feedback from community, but they keep control over the schema [</text:span><text:a xlink:type="simple" xlink:href="http://www.w3.org/2001/sw/interest/schema.org-collab.html">http://www.w3.org/2001/sw/interest/schema.org-collab.html</text:a> <text:span text:style-name="T1">]. They also do not intend to cover everything with their ontology, they only introduce terms which they can use themselves [</text:span><text:a xlink:type="simple" xlink:href="http://www.schema.org/docs/datamodel.html">http://www.schema.org/docs/datamodel.html</text:a><text:span text:style-name="T1"> ]. This limitation can be somewhat overcome by creating third party extensions to the vocabulary, but this can create interoperability problems since applications cannot be familiar with all extensions.</text:span></text:p>
      <text:p text:style-name="P2"><text:span text:style-name="T1">Schema.org is still new, so it is not yet very common. When it gets more support among website and widget creators mashup tools could automatically extract schema.org vocabulary from widget files, but currently it has to be manually added to widget meta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monospace"/>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Harilik" style:font-family-generic="roman" style:font-pitch="variable"/>
    <style:font-face style:name="Arial" svg:font-family="Arial" style:font-family-generic="swiss" style:font-pitch="variable"/>
    <style:font-face style:name="Arial1" svg:font-family="Arial" style:font-adornments="Harili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Element" style:family="paragraph" style:parent-style-name="Text_20_body" style:class="text">
      <style:paragraph-properties>
        <style:tab-stops/>
      </style:paragraph-properties>
      <style:text-properties style:font-name="Times New Roman1"/>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Example" style:family="paragraph" style:parent-style-name="Caption"/>
    <style:style style:name="Kood" style:family="paragraph" style:parent-style-name="Table_20_Contents" style:master-page-name="">
      <style:paragraph-properties style:page-number="auto"/>
    </style:style>
    <style:style style:name="Kood2" style:family="paragraph" style:parent-style-name="Kood"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6H15M43S</meta:editing-duration>
    <meta:editing-cycles>273</meta:editing-cycles>
    <meta:generator>LibreOffice/3.5$Windows_x86 LibreOffice_project/dc9775d-05ecbee-0851ad3-1586698-727bf66</meta:generator>
    <dc:date>2012-08-13T22:56:10.42</dc:date>
    <meta:document-statistic meta:table-count="0" meta:image-count="0" meta:object-count="0" meta:page-count="2" meta:paragraph-count="11" meta:word-count="469" meta:character-count="3328" meta:non-whitespace-character-count="2866"/>
    <meta:user-defined meta:name="Info 1"/>
    <meta:user-defined meta:name="Info 2"/>
    <meta:user-defined meta:name="Info 3"/>
    <meta:user-defined meta:name="Info 4"/>
  </office:meta>
</office:document-meta>
</file>